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id="bodShopWidget_02945742_print" class="bodShopWidget"&gt;&lt;/div&gt;&lt;script type="text/javascript"&gt;if(typeof checkLibExist == "undefined"){var script = document.createElement("script");script.src ="//www.bod.de/public/js/bod/shopWidget.min.js?123";script.type = "text/javascript";document.head.appendChild(script);var checkLibExist = true;} if(typeof books === "undefined") var books=[];books.push({"objID":"02945742","swKey":"fa013cc60a6782ad8edcd63db40f62ec","type":"print","size":"large","font":"nonSerif","shadow":true,"contour":true,"coverContour":true,"fontColor":"#000000","contourColor":"#000000","shadowBtn":true,"contourBtn":false,"bgColor":"#ffffff","btnFontColor":"#ffffff","btnColor":"#e84e0f","btnContourColor":"#e84e0f","shop":"","bookSampleLinkText":"Jetzt probelesen","descriptionTitle":"Beschreibung","mandantShopUrl":"https://www.bod.de/buchshop","btnText":"ZUM BoD BUCHSHOP","errMsg1Obj":"Dieser Titel ist leider&lt;br&gt;nicht länger verfügbar.","errMsg2Obj":"Aber im BoD-Buchshop gibt es viele weitere spannende Titel zu entdecken!","errMsg1Server":"Dieser Titel ist derzeit&lt;br&gt;leider nicht verfügbar.","errMsg2Server":"Bitte versuchen Sie es&lt;br&gt;später noch einmal.","errMsg3Server":"TITEL DERZEIT NICHT VERFÜGBAR"});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2:28:38.500382000</meta:creation-date>
    <dc:date>2020-03-30T22:30:11.873898000</dc:date>
    <meta:editing-duration>PT1M35S</meta:editing-duration>
    <meta:editing-cycles>1</meta:editing-cycles>
    <meta:document-statistic meta:table-count="0" meta:image-count="0" meta:object-count="0" meta:page-count="1" meta:paragraph-count="1" meta:word-count="53" meta:character-count="1241" meta:non-whitespace-character-count="1189"/>
    <meta:generator>LibreOffice/6.1.6.3$MacOSX_X86_64 LibreOffice_project/5896ab1714085361c45cf540f76f60673dd96a72</meta:generator>
  </office:meta>
</office:document-meta>
</file>